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Nimbus Mono L" svg:font-family="'Nimbus Mono L'" style:font-adornments="Regular" style:font-family-generic="modern" style:font-pitch="fixed"/>
    <style:font-face style:name="Apple Garamond" svg:font-family="'Apple Garamon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fo:font-weight="bold" style:font-weight-asian="bold" style:font-weight-complex="bold"/>
    </style:style>
    <style:style style:name="P2" style:family="paragraph" style:parent-style-name="Code">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top="0.15cm" fo:margin-bottom="0.15cm" fo:line-height="150%" fo:text-align="justify" style:justify-single-word="false"/>
    </style:style>
    <style:style style:name="P5" style:family="paragraph" style:parent-style-name="Heading_20_2">
      <style:paragraph-properties fo:margin-top="0.423cm" fo:margin-bottom="0.212cm" fo:keep-with-next="always"/>
      <style:text-properties fo:font-weight="bold" style:font-name-asian="DejaVu Sans" style:font-weight-asian="bold" style:font-name-complex="Tahoma"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 and Blocks</text:h>
      <text:p text:style-name="P3"><draw:frame draw:style-name="fr1" draw:name="graphics1" text:anchor-type="paragraph" svg:width="16.933cm" svg:height="0.132cm" draw:z-index="0"><draw:image xlink:href="../../../../../../usr/lib/libreoffice/share/gallery/rulers/blurulr6.gif" xlink:type="simple" xlink:show="embed" xlink:actuate="onLoad"/></draw:frame></text:p>
      <text:p text:style-name="P4">If you have know some programming languages, you might have heard about closures. Proc and Blocks are similar kind of thing. You can take a piece of code, stick it in between a <text:span text:style-name="Code_20_Char">do end</text:span>, assign it to a variable. This variable contains the piece of code and can be manipulated like objects, passed around and blah blah.</text:p>
      <text:p text:style-name="P4">Proc is like a function, but its an object. Lets see an example to know what an Proc is. Type in the program <text:span text:style-name="Code_20_Char">proc.rb</text:span> into the text editor and execute it. </text:p>
      <text:p text:style-name="Code">#!/usr/bin/ruby</text:p>
      <text:p text:style-name="Code"># <text:a xlink:type="simple" xlink:href="https://raw.github.com/mindaslab/ilrx/master/proc.rb">proc.rb</text:a></text:p>
      <text:p text:style-name="Code"/>
      <text:p text:style-name="Code">say_hello = Proc.new do</text:p>
      <text:p text:style-name="Code"><text:tab/>puts "Hello world!"</text:p>
      <text:p text:style-name="Code">end</text:p>
      <text:p text:style-name="Code"/>
      <text:p text:style-name="Code">say_hello.call</text:p>
      <text:p text:style-name="Code">say_hello.call</text:p>
      <text:p text:style-name="P4">This is how the output will look like</text:p>
      <text:p text:style-name="Code">Hello world! </text:p>
      <text:p text:style-name="Code">Hello world!</text:p>
      <text:p text:style-name="P4">Lets now walkthru the code to understand it. Take a look at the following lines</text:p>
      <text:p text:style-name="Code">say_hello = Proc.new do</text:p>
      <text:p text:style-name="Code"><text:tab/>puts "Hello world!"</text:p>
      <text:p text:style-name="Code">end</text:p>
      <text:p text:style-name="P4">In this case you are taking a single Ruby statement <text:span text:style-name="Code_20_Char">puts “Hello World!”</text:span> and putting it between an <text:span text:style-name="Code_20_Char">do</text:span> and <text:span text:style-name="Code_20_Char">end</text:span>. You are making this code a Proc by appending <text:span text:style-name="Code_20_Char">Proc.new</text:span> before the <text:span text:style-name="Code_20_Char">do</text:span> (the start of the block). You are assigning the Proc object to a variable named <text:span text:style-name="Code_20_Char">say_hello</text:span>. Now <text:span text:style-name="Code_20_Char">say_hello</text:span> can be thought as something that contains a piece of program.</text:p>
      <text:p text:style-name="P4">Now how to call or execute the code? When we need to call the piece of Proc named <text:span text:style-name="Code_20_Char">say_hello</text:span> we write the following command</text:p>
      <text:p text:style-name="Code">say_hello.call</text:p>
      <text:p text:style-name="P4">In the <text:span text:style-name="Code_20_Char">proc.rb</text:span> we call <text:span text:style-name="Code_20_Char">say_hello</text:span> twice and hence we get two <text:span text:style-name="Code_20_Char">Hello World!</text:span> as output.</text:p>
      <text:h text:style-name="Heading_20_2" text:outline-level="2">Passing parameters</text:h>
      <text:p text:style-name="P4">Like functions you can pass parameters to a Proc. To see how it works, type the program <text:span text:style-name="Code_20_Char">proc_hello_you.rb</text:span> and execute it.</text:p>
      <text:p text:style-name="Code">#!/usr/bin/ruby</text:p>
      <text:p text:style-name="Code"># <text:a xlink:type="simple" xlink:href="https://raw.github.com/mindaslab/ilrx/master/proc_hello_you.rb">proc_hello_you.rb</text:a></text:p>
      <text:p text:style-name="Code"><text:soft-page-break/></text:p>
      <text:p text:style-name="P1">hello_you = Proc.new do |name|</text:p>
      <text:p text:style-name="P1"><text:tab/>puts "Hello #{name}"</text:p>
      <text:p text:style-name="P1">end</text:p>
      <text:p text:style-name="Code"/>
      <text:p text:style-name="Code">hello_you.call "Peter"</text:p>
      <text:p text:style-name="Code">hello_you.call "Quater"</text:p>
      <text:p text:style-name="P4">When executed the program gives the following output.</text:p>
      <text:p text:style-name="Code">Hello Peter </text:p>
      <text:p text:style-name="Code">Hello Quater </text:p>
      <text:p text:style-name="P4">Take a look at the bold / highlighted / darkened code in above program. Notice that we are capturing some thing after the <text:span text:style-name="Code_20_Char">do</text:span> keyword, by giving <text:span text:style-name="Code_20_Char">do |name|</text:span> we are putting something thats been passed to the Proc block into the variable <text:span text:style-name="Code_20_Char">name</text:span>. This variable can now be used anywhere in the Proc block to do something.</text:p>
      <text:p text:style-name="P4">In <text:span text:style-name="Code_20_Char"><text:span text:style-name="T1">puts "Hello #{name}"</text:span></text:span><text:span text:style-name="T1"> , we print hello followed by the passed parameter (</text:span><text:span text:style-name="Code_20_Char"><text:span text:style-name="T1">name</text:span></text:span><text:span text:style-name="T1">). So we have written a Proc that can accept some thing passed to it. How do we call and pass something to it? Well, notice the statements after the </text:span><text:span text:style-name="Code_20_Char"><text:span text:style-name="T1">end</text:span></text:span><text:span text:style-name="T1">, look at the first one, it says</text:span></text:p>
      <text:p text:style-name="P2">hello_you.call "Peter"</text:p>
      <text:p text:style-name="P4"><text:span text:style-name="Code_20_Char"><text:span text:style-name="T1">hello_you.call</text:span></text:span> calls the Proc code to be <text:span text:style-name="T1">executed.</text:span> To the Proc we pass the string <text:span text:style-name="Code_20_Char"><text:span text:style-name="T1">“Peter”,</text:span></text:span> this string gets copied in to the variable <text:span text:style-name="Code_20_Char"><text:span text:style-name="T1">name</text:span></text:span> in the Proc and hence we get the output <text:span text:style-name="Code_20_Char"><text:span text:style-name="T1">Hello Peter</text:span></text:span>.</text:p>
      <text:p text:style-name="P4">In a similar way when Ruby <text:span text:style-name="T1">interpreter</text:span> comes across <text:span text:style-name="Code_20_Char"><text:span text:style-name="T1">hello_you.call "Quarter"</text:span></text:span> , it prints <text:s/><text:span text:style-name="Code_20_Char"><text:span text:style-name="T1">Hello Quater</text:span></text:span>.</text:p>
      <text:h text:style-name="P5" text:outline-level="2">Passing Proc to methods</text:h>
      <text:p text:style-name="P4">Just like any object, we can pass Proc to methods. <text:span text:style-name="T1">Take</text:span> a look at the code below ( <text:span text:style-name="Code_20_Char">proc_to_method.rb</text:span> ). Study it, code it and execute it</text:p>
      <text:p text:style-name="Code">#!/usr/bin/ruby</text:p>
      <text:p text:style-name="Code"># <text:a xlink:type="simple" xlink:href="https://raw.github.com/mindaslab/ilrx/master/proc_to_method.rb">proc_to_method.rb</text:a></text:p>
      <text:p text:style-name="Code"/>
      <text:p text:style-name="Code"># An exampleof passing a proc to method</text:p>
      <text:p text:style-name="Code"/>
      <text:p text:style-name="Code">def execute_proc some_proc</text:p>
      <text:p text:style-name="Code"><text:tab/>some_proc.call</text:p>
      <text:p text:style-name="Code">end</text:p>
      <text:p text:style-name="Code"/>
      <text:p text:style-name="Code">say_hello = Proc.new do</text:p>
      <text:p text:style-name="Code"><text:tab/>puts "Hello world!"</text:p>
      <text:p text:style-name="Code">end</text:p>
      <text:p text:style-name="Code"/>
      <text:p text:style-name="P1">execute_proc say_hello</text:p>
      <text:p text:style-name="P4">This is how the output will look <text:span text:style-name="T1">like.</text:span></text:p>
      <text:p text:style-name="Code">Hello world! </text:p>
      <text:p text:style-name="P4">Lets now analyze <text:span text:style-name="T1">the</text:span> code of <text:span text:style-name="Code_20_Char">execute_proc</text:span> function, its code is as follows</text:p>
      <text:p text:style-name="Code">def execute_proc some_proc</text:p>
      <text:p text:style-name="Code"><text:soft-page-break/><text:tab/>some_proc.call</text:p>
      <text:p text:style-name="Code">end</text:p>
      <text:p text:style-name="P4">We take in one <text:span text:style-name="T1">argument</text:span> called <text:span text:style-name="Code_20_Char">some_proc</text:span> which we assume it as Proc. We then execute it by using its own <text:span text:style-name="Code_20_Char">call</text:span> method, i.e. in function we just call <text:span text:style-name="Code_20_Char">some_proc.call</text:span> for the passed Proc to be executed. If you look at next few lines <text:s/>we create a Proc called <text:span text:style-name="Code_20_Char">say_hello</text:span></text:p>
      <text:p text:style-name="Code">say_hello = Proc.new do</text:p>
      <text:p text:style-name="Code"><text:tab/>puts "Hello world!"</text:p>
      <text:p text:style-name="Code">end</text:p>
      <text:p text:style-name="P4">All we do in <text:span text:style-name="Code_20_Char">say_hello</text:span> Proc is <text:span text:style-name="T1">to</text:span> print <text:span text:style-name="Code_20_Char">Hello world!</text:span> And thats it. Now we call the method <text:span text:style-name="Code_20_Char">execute_proc</text:span> and pass <text:span text:style-name="Code_20_Char">say_hello</text:span> in the following piece of code</text:p>
      <text:p text:style-name="Code">execute_proc say_hello</text:p>
      <text:p text:style-name="P4">Having passed the Proc, it gets <text:span text:style-name="T1">copied</text:span> to <text:span text:style-name="Code_20_Char">some_proc</text:span> argument and when <text:span text:style-name="Code_20_Char">some_proc</text:span> is executed, it prints <text:span text:style-name="Code_20_Char">Hello world!</text:span> faithfully.</text:p>
      <text:h text:style-name="Heading_20_2" text:outline-level="2">Returning Proc from function</text:h>
      <text:p text:style-name="P4">I had written earlier that Proc can be treated just like objects. In fact Proc is an object. We can pass it to functions, which we have seen in the previous subsection, now we can see an example in which Proc is returned from a function. Take a good look at code given below ( <text:span text:style-name="Code_20_Char">proc_returning_it.rb</text:span> ).</text:p>
      <text:p text:style-name="Code">#!/usr/bin/ruby</text:p>
      <text:p text:style-name="Code"># <text:a xlink:type="simple" xlink:href="https://raw.github.com/mindaslab/ilrx/master/proc_returning_it.rb">proc_returning_it.rb</text:a></text:p>
      <text:p text:style-name="Code"/>
      <text:p text:style-name="Code"># Function that returns a proc</text:p>
      <text:p text:style-name="P1">def return_proc</text:p>
      <text:p text:style-name="P1"><text:tab/>Proc.new do |name|</text:p>
      <text:p text:style-name="P1"><text:tab/><text:tab/>puts "The length of your name is #{name.length}" </text:p>
      <text:p text:style-name="P1"><text:tab/>end</text:p>
      <text:p text:style-name="P1">end</text:p>
      <text:p text:style-name="Code"/>
      <text:p text:style-name="Code">name_length = return_proc</text:p>
      <text:p text:style-name="Code">name_length.call "A.K.Karthikeyan"</text:p>
      <text:p text:style-name="P4">When executed, the program throws the following output</text:p>
      <text:p text:style-name="Code">The length of your name is 15 <text:s/></text:p>
      <text:p text:style-name="P4">Look at the function <text:s/><text:span text:style-name="Code_20_Char">return_proc</text:span> . In it we create a new Proc which accepts a parameter called <text:span text:style-name="Code_20_Char">name</text:span>. Assuming that <text:span text:style-name="Code_20_Char">name</text:span> is a string, we simply print the length of it. Now consider the code that comes after this function which is as follows:</text:p>
      <text:p text:style-name="Code">name_length = return_proc</text:p>
      <text:p text:style-name="Code">name_length.call "A.K.Karthikeyan"</text:p>
      <text:p text:style-name="P4">In the first line <text:span text:style-name="Code_20_Char">name_length = return_proc</text:span> , the <text:span text:style-name="Code_20_Char">name_length</text:span> gets assigned with what ever the <text:span text:style-name="Code_20_Char">return_proc</text:span> method returns. In this case since <text:span text:style-name="Code_20_Char">Proc.new</text:span> is the last statement / block in the <text:span text:style-name="Code_20_Char">return_proc</text:span> method, it returns a new Proc which gets assigned to <text:span text:style-name="Code_20_Char">name_proc</text:span>. So now <text:span text:style-name="Code_20_Char">name_proc</text:span> can accept a parameter. All we do now is to call <text:span text:style-name="Code_20_Char">name_proc</text:span> followed by a name</text:p>
      <text:p text:style-name="Code">name_length.call "A.K.Karthikeyan"</text:p>
      <text:p text:style-name="P4"><text:soft-page-break/>Hence <text:span text:style-name="Code_20_Char">name_length</text:span> accepts my name as parameter, calculates its length and prints it. Hence this example shows that its possible to return a Proc from a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Nimbus Mono L" svg:font-family="'Nimbus Mono L'" style:font-adornments="Regular" style:font-family-generic="modern" style:font-pitch="fixed"/>
    <style:font-face style:name="Apple Garamond" svg:font-family="'Apple Garamon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Code_20_Char" style:display-name="Code Char" style:family="text">
      <style:text-properties style:font-name="Nimbus Mono L" fo:font-size="10pt" fo:font-style="obliqu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16T15:12:53</dc:date>
    <dc:creator>Webtoday </dc:creator>
    <meta:editing-duration>PT11M54S</meta:editing-duration>
    <meta:editing-cycles>12</meta:editing-cycles>
    <meta:document-statistic meta:table-count="0" meta:image-count="1" meta:object-count="0" meta:page-count="4" meta:paragraph-count="83" meta:word-count="899" meta:character-count="5181" meta:non-whitespace-character-count="4343"/>
  </office:meta>
</office:document-meta>
</file>